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15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H</text:p>
          </table:table-cell>
          <table:table-cell table:style-name="ce1" office:value-type="string" calcext:value-type="string">
            <text:p>Opp</text:p>
          </table:table-cell>
          <table:table-cell table:style-name="ce3" office:value-type="string" calcext:value-type="string">
            <text:p>WL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D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TS</text:p>
          </table:table-cell>
        </table:table-row>
        <table:table-row table:style-name="ro1">
          <table:table-cell office:value-type="string" calcext:value-type="string">
            <text:p>1990-11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0-11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0-11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90-11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990-11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90-11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1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0-11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0-11-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990-11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: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90-11-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 (-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0-11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0-11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:0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990-11-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90-11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2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: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90-11-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2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0-12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3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0-12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W (+2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90-12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90-12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0-12-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90-12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4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990-12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: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90-12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90-12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90-12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90-12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0-12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0-12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90-12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91-01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(-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1-01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1-01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:0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91-01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91-01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91-01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91-01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1-01-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1-01-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1-01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1-01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1-01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: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1-01-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91-02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91-02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L (-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1-02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91-02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1-02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1-02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1-02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1-02-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1-02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91-02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 (+4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: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1-02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1-02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3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91-03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1-03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91-03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1-03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1-03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3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91-03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(+3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: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991-03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91-03-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1-03-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1-03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: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91-03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91-03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991-03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91-03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1-03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3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91-03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991-03-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:0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91-04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91-04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1-04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91-04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: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91-04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1-04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1-04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91-04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91-04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1-04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91-04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>
        <table:named-range table:name="HTML_1" table:base-cell-address="$Arkusz1.$A$1" table:cell-range-address="$Arkusz1.$A$1:.$U$84"/>
        <table:named-range table:name="HTML_all" table:base-cell-address="$Arkusz1.$A$1" table:cell-range-address="$Arkusz1.$A$1:.$U$84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09:22:33.05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09:22:35.730000000</dc:date>
    <meta:editing-duration>PT37S</meta:editing-duration>
    <meta:editing-cycles>2</meta:editing-cycles>
    <meta:generator>LibreOffice/7.6.2.1$Windows_X86_64 LibreOffice_project/56f7684011345957bbf33a7ee678afaf4d2ba333</meta:generator>
    <meta:document-statistic meta:table-count="1" meta:cell-count="1743" meta:object-count="0"/>
  </office:meta>
</office:document-meta>
</file>